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inheritFromNonHeading">
      <style:text-properties officeooo:rsid="0018a164" officeooo:paragraph-rsid="0018a164"/>
    </style:style>
    <style:style style:name="P2" style:family="paragraph" style:parent-style-name="nonHeading">
      <style:text-properties officeooo:rsid="0018a164" officeooo:paragraph-rsid="0018a164"/>
    </style:style>
    <style:style style:name="T1" style:family="text">
      <style:text-properties officeooo:rsid="0017d6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style</text:h>
      <text:h text:style-name="inheritFromHeading1" text:outline-level="1"><text:span text:style-name="T1">Para style inheriting from chapter numbering header1 does not inherit numbering/outline level</text:span></text:h>
      <text:list xml:id="list2149063843" text:style-name="Numbering_20_IVX">
        <text:list-item>
          <text:h text:style-name="P2" text:outline-level="2">non-heading style</text:h>
        </text:list-item>
        <text:list-item>
          <text:h text:style-name="P1" text:outline-level="2">inheritFromNonHeading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Calibri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GB" style:letter-kerning="true" style:font-name-asian="Calibri" style:font-size-asian="10.5pt" style:language-asian="zh" style:country-asian="CN" style:font-name-complex="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Calibri" style:font-family-asian="Calibri" style:font-family-generic-asian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name-asian="Calibri" style:font-family-asian="Calibri" style:font-family-generic-asian="swis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Calibri" style:font-family-asian="Calibri" style:font-family-generic-asian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heritFromHeading1" style:family="paragraph" style:parent-style-name="Heading_20_1" style:default-outline-level="1" style:list-style-name=""/>
    <style:style style:name="nonHeading" style:family="paragraph" style:parent-style-name="Standard" style:default-outline-level="2" style:list-style-name="Numbering_20_IVX" style:master-page-name="">
      <style:paragraph-properties style:page-number="auto"/>
      <style:text-properties fo:color="#5c2d91" style:font-size-asian="10.5pt"/>
    </style:style>
    <style:style style:name="inheritFromNonHeading" style:family="paragraph" style:parent-style-name="nonHeading"/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21:24:29.973458690</meta:creation-date>
    <dc:date>2018-02-10T09:39:50.268744418</dc:date>
    <meta:editing-duration>PT19M37S</meta:editing-duration>
    <meta:editing-cycles>3</meta:editing-cycles>
    <meta:generator>LibreOfficeDev/6.1.0.0.alpha0$Linux_X86_64 LibreOffice_project/c597c5f12db1b76e55c6f110b231cf181959fa61</meta:generator>
    <meta:document-statistic meta:table-count="0" meta:image-count="0" meta:object-count="0" meta:page-count="1" meta:paragraph-count="4" meta:word-count="20" meta:character-count="150" meta:non-whitespace-character-count="137"/>
  </office:meta>
</office:document-meta>
</file>